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able_20_Contents">
      <style:text-properties officeooo:rsid="001730dd" officeooo:paragraph-rsid="0017d0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>
      <style:text-properties officeooo:rsid="001730dd" officeooo:paragraph-rsid="001730dd"/>
    </style:style>
    <style:style style:name="P8" style:family="paragraph" style:parent-style-name="Azione_20_sistema" style:list-style-name="Numerazione_20_UC">
      <style:text-properties officeooo:rsid="001730dd" officeooo:paragraph-rsid="0017d013"/>
    </style:style>
    <style:style style:name="P9" style:family="paragraph" style:parent-style-name="Azione_20_sistema" style:list-style-name="L1">
      <style:text-properties officeooo:rsid="001730dd" officeooo:paragraph-rsid="001730dd"/>
    </style:style>
    <style:style style:name="P10" style:family="paragraph" style:parent-style-name="Azione_20_sistema" style:list-style-name="L1">
      <style:text-properties officeooo:rsid="0018db83" officeooo:paragraph-rsid="0018db83"/>
    </style:style>
    <style:style style:name="P11" style:family="paragraph" style:parent-style-name="Table_20_Contents" style:list-style-name="L2">
      <style:text-properties officeooo:rsid="001730dd" officeooo:paragraph-rsid="001a6c79"/>
    </style:style>
    <style:style style:name="P12" style:family="paragraph" style:parent-style-name="Azione_20_attore">
      <style:text-properties officeooo:rsid="001730dd" officeooo:paragraph-rsid="001730dd"/>
    </style:style>
    <style:style style:name="P13" style:family="paragraph" style:parent-style-name="Azione_20_attore" style:list-style-name="Numerazione_20_UC">
      <style:text-properties officeooo:rsid="001730dd" officeooo:paragraph-rsid="0017d013"/>
    </style:style>
    <style:style style:name="P14" style:family="paragraph" style:parent-style-name="Azione_20_attore" style:list-style-name="L1">
      <style:text-properties officeooo:rsid="001730dd" officeooo:paragraph-rsid="001730dd"/>
    </style:style>
    <style:style style:name="P15" style:family="paragraph" style:parent-style-name="Azione_20_attore" style:list-style-name="L1">
      <style:text-properties officeooo:rsid="0018db83" officeooo:paragraph-rsid="0018db83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a6c79" officeooo:paragraph-rsid="001a6c79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7d01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7d013" style:font-size-asian="12pt" style:font-weight-asian="normal" style:font-size-complex="12pt" style:font-weight-complex="normal"/>
    </style:style>
    <style:style style:name="T4" style:family="text">
      <style:text-properties officeooo:rsid="001a6c7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578b"/>
    </style:style>
    <style:style style:name="T7" style:family="text">
      <style:text-properties fo:font-weight="normal" officeooo:rsid="001b578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Aggiungi nuovo <text:span text:style-name="T1">p</text:span><text:span text:style-name="T2">ersonale </text:span><text:span text:style-name="T3">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4">Personale</text:span><text:span text:style-name="T1"> </text:span><text:span text:style-name="T6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194309" text:style-name="Numerazione_20_UC">
              <text:list-item text:start-value="1">
                <text:p text:style-name="P12"><text:s/>L'utente accede alla sezione relativa al personale.</text:p>
                <text:p text:style-name="P7"/>
              </text:list-item>
              <text:list-item>
                <text:p text:style-name="P7"><text:s/>Il sistema mostra l'interfaccia di interazione con i membri del personale.</text:p>
                <text:p text:style-name="P12"/>
              </text:list-item>
              <text:list-item>
                <text:p text:style-name="P13"><text:s/>L'utente accede alla sezione relativa a<text:span text:style-name="T1">l p</text:span><text:span text:style-name="T2">ersonale preposto a funzioni educative</text:span>.</text:p>
                <text:p text:style-name="P8"/>
              </text:list-item>
              <text:list-item>
                <text:p text:style-name="P7"><text:s/>Il sistema mostra l'interfaccia di amministrazione relativa al <text:span text:style-name="T1">personale preposto a funzioni educative</text:span>.</text:p>
                <text:p text:style-name="P12"/>
              </text:list-item>
              <text:list-item>
                <text:p text:style-name="P12"><text:s/>L'utente accede alla funzione “Aggiungi nuovo insegnante”.</text:p>
                <text:p text:style-name="P7"/>
              </text:list-item>
              <text:list-item>
                <text:p text:style-name="P7"><text:s/>Il sistema mostra all'utente un form da compilare.</text:p>
                <text:p text:style-name="P12"/>
              </text:list-item>
              <text:list-item>
                <text:p text:style-name="P12"><text:s/>L'utente riempie i campi relativi a:</text:p>
              </text:list-item>
            </text:list>
            <text:list xml:id="list39178862" text:style-name="L1">
              <text:list-item>
                <text:list>
                  <text:list-item>
                    <text:list>
                      <text:list-item>
                        <text:p text:style-name="P9">Cognome</text:p>
                      </text:list-item>
                      <text:list-item>
                        <text:p text:style-name="P14">Nome</text:p>
                      </text:list-item>
                      <text:list-item>
                        <text:p text:style-name="P9">Codice fiscale</text:p>
                      </text:list-item>
                      <text:list-item>
                        <text:p text:style-name="P14">Data di nascita</text:p>
                      </text:list-item>
                      <text:list-item>
                        <text:p text:style-name="P10">Comune di nascita</text:p>
                      </text:list-item>
                      <text:list-item>
                        <text:p text:style-name="P15">Residenza</text:p>
                      </text:list-item>
                      <text:list-item>
                        <text:p text:style-name="P14">Domicilio</text:p>
                      </text:list-item>
                      <text:list-item>
                        <text:p text:style-name="P9">Tipologia di insegnamento</text:p>
                      </text:list-item>
                      <text:list-item>
                        <text:p text:style-name="P14">Titolo accademico conseguito</text:p>
                      </text:list-item>
                      <text:list-item>
                        <text:p text:style-name="P9">Contratto part-time/full-time</text:p>
                      </text:list-item>
                      <text:list-item>
                        <text:p text:style-name="P9">Note</text:p>
                        <text:p text:style-name="P14"/>
                        <text:p text:style-name="P9">8. <text:s/>Il sistema elabora i dati e completa l'operazione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<text:span text:style-name="T7">oppure</text:span> <text:span text:style-name="T4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194311" text:style-name="L2">
              <text:list-item>
                <text:p text:style-name="P11">L'operazione non è andata a buon fine per un errore del sistema; viene visualizzato un messaggio di errore.</text:p>
              </text:list-item>
              <text:list-item>
                <text:p text:style-name="P11">Non è possibile completare l'operazione in quanto non sono stati inseriti tutti i campi obbligatori; viene visualizzato un messaggio d'errore che esorta l'utente a ricontrollare i dati inserit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6"/>
      <text:p text:style-name="P16">UC_A_27 Aggiunta di nuovo personale educa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6</meta:editing-cycles>
    <meta:generator>LibreOffice/3.6$Windows_x86 LibreOffice_project/da8c1e6-fd468f4-454e206-f42a4a9-143cfd</meta:generator>
    <dc:date>2012-10-23T19:06:49.65</dc:date>
    <meta:document-statistic meta:table-count="1" meta:image-count="0" meta:object-count="0" meta:page-count="1" meta:paragraph-count="36" meta:word-count="238" meta:character-count="1562" meta:non-whitespace-character-count="1373"/>
  </office:meta>
</office:document-meta>
</file>